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B000002D599733453A9FAA0A6.png" manifest:media-type="image/png"/>
  <manifest:file-entry manifest:full-path="Pictures/1000000000000554000002FF50380519E3B10592.png" manifest:media-type="image/png"/>
  <manifest:file-entry manifest:full-path="Pictures/100000000000054F000002D3608D5B4E39B4136F.png" manifest:media-type="image/png"/>
  <manifest:file-entry manifest:full-path="Pictures/1000000000000550000002DBEBEBA846BE2334A9.png" manifest:media-type="image/png"/>
  <manifest:file-entry manifest:full-path="Pictures/100000000000077B00000437534CF7B0BAE3FFBF.png" manifest:media-type="image/png"/>
  <manifest:file-entry manifest:full-path="Pictures/1000000000000540000002D852AAECF4BA67706C.png" manifest:media-type="image/png"/>
  <manifest:file-entry manifest:full-path="Pictures/1000000000000555000002D6F96EAAF0E27FEF51.png" manifest:media-type="image/png"/>
  <manifest:file-entry manifest:full-path="Pictures/1000000000000554000002DA5D88FE312D244D53.png" manifest:media-type="image/png"/>
  <manifest:file-entry manifest:full-path="Pictures/100000000000054C000002D363E0DC44C231D801.png" manifest:media-type="image/png"/>
  <manifest:file-entry manifest:full-path="Pictures/1000000000000552000002DA3D979BD1D813B7BF.png" manifest:media-type="image/png"/>
  <manifest:file-entry manifest:full-path="Pictures/1000000000000554000002D891C6CE2BD767EEFD.png" manifest:media-type="image/png"/>
  <manifest:file-entry manifest:full-path="Pictures/1000000000000555000002D94AE44B6651D49215.png" manifest:media-type="image/png"/>
  <manifest:file-entry manifest:full-path="Pictures/1000000000000552000002D9780D52212A255C77.png" manifest:media-type="image/png"/>
  <manifest:file-entry manifest:full-path="Pictures/100000000000054C000002D7223E58FB3B80AC33.png" manifest:media-type="image/png"/>
  <manifest:file-entry manifest:full-path="Pictures/1000000000000550000002D898478B0441A71C4A.png" manifest:media-type="image/png"/>
  <manifest:file-entry manifest:full-path="Pictures/1000000000000553000002D7DE3D0012EA97B3A4.png" manifest:media-type="image/png"/>
  <manifest:file-entry manifest:full-path="Pictures/1000000000000551000002DEFE041DEBB0B8B0C0.png" manifest:media-type="image/png"/>
  <manifest:file-entry manifest:full-path="Pictures/100000000000054E000002D868AEC5EC6BB4C6FE.png" manifest:media-type="image/png"/>
  <manifest:file-entry manifest:full-path="Pictures/10000000000005ED0000033F44B8D3323F89F9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9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fo:color="#bbbbbb" loext:opacity="100%" fo:font-size="10pt" style:font-size-asian="10pt" style:font-size-complex="10pt"/>
    </style:style>
    <style:style style:name="P8" style:family="paragraph">
      <loext:graphic-properties draw:fill="none"/>
      <style:paragraph-properties style:text-autospace="none"/>
      <style:text-properties fo:color="#bbbbbb" loext:opacity="100%" fo:font-size="10pt" style:font-size-asian="10pt" style:font-size-complex="10pt"/>
    </style:style>
    <style:style style:name="T1" style:family="text">
      <style:text-properties fo:font-variant="normal" fo:text-transform="none" fo:color="#bbbbbb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4.058cm" svg:height="13.528cm" svg:x="2.082cm" svg:y="1.153cm">
          <draw:image xlink:href="Pictures/1000000000000554000002FF50380519E3B105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3.988cm" svg:height="12.893cm" svg:x="2.117cm" svg:y="1.47cm">
          <draw:image xlink:href="Pictures/1000000000000550000002DBEBEBA846BE2334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7.952cm" svg:height="15.749cm" svg:x="0.053cm" svg:y="0.001cm">
          <draw:image xlink:href="Pictures/100000000000077B00000437534CF7B0BAE3FF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3.9cm" svg:height="12.787cm" svg:x="2.079cm" svg:y="1.482cm">
          <draw:image xlink:href="Pictures/100000000000054B000002D599733453A9FAA0A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3.97cm" svg:height="12.752cm" svg:x="2.044cm" svg:y="1.5cm">
          <draw:image xlink:href="Pictures/100000000000054F000002D3608D5B4E39B4136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4.076cm" svg:height="12.805cm" svg:x="1.991cm" svg:y="1.473cm">
          <draw:image xlink:href="Pictures/1000000000000555000002D6F96EAAF0E27FEF5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4.058cm" svg:height="12.875cm" svg:x="2cm" svg:y="1.438cm">
          <draw:image xlink:href="Pictures/1000000000000554000002DA5D88FE312D244D5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3.706cm" svg:height="12.84cm" svg:x="2.176cm" svg:y="1.456cm">
          <draw:image xlink:href="Pictures/1000000000000540000002D852AAECF4BA67706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3.917cm" svg:height="12.752cm" svg:x="2.07cm" svg:y="1.5cm">
          <draw:image xlink:href="Pictures/100000000000054C000002D363E0DC44C231D80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4.023cm" svg:height="12.875cm" svg:x="2.017cm" svg:y="1.438cm">
          <draw:image xlink:href="Pictures/1000000000000552000002DA3D979BD1D813B7B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4" draw:text-style-name="P8" draw:layer="layout" svg:width="0.502cm" svg:height="1.04cm" svg:x="13.778cm" svg:y="7.356cm">
          <draw:text-box>
            <text:p text:style-name="P7"><text:span text:style-name="T1"><text:line-break/></text:span><text:span text:style-name="T1"/></text:p>
          </draw:text-box>
        </draw:frame>
        <draw:frame draw:style-name="gr4" draw:text-style-name="P8" draw:layer="layout" svg:width="0.502cm" svg:height="1.04cm" svg:x="13.778cm" svg:y="7.356cm">
          <draw:text-box>
            <text:p text:style-name="P7"><text:span text:style-name="T1"><text:line-break/></text:span><text:span text:style-name="T1"/></text:p>
          </draw:text-box>
        </draw:frame>
        <draw:frame draw:style-name="gr3" draw:text-style-name="P6" draw:layer="layout" svg:width="24.058cm" svg:height="12.84cm" svg:x="2cm" svg:y="1.456cm">
          <draw:image xlink:href="Pictures/1000000000000554000002D891C6CE2BD767EEF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4.076cm" svg:height="12.858cm" svg:x="1.991cm" svg:y="1.447cm">
          <draw:image xlink:href="Pictures/1000000000000555000002D94AE44B6651D4921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4.023cm" svg:height="12.858cm" svg:x="2.017cm" svg:y="1.447cm">
          <draw:image xlink:href="Pictures/1000000000000552000002D9780D52212A255C7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3.917cm" svg:height="12.822cm" svg:x="2.07cm" svg:y="1.465cm">
          <draw:image xlink:href="Pictures/100000000000054C000002D7223E58FB3B80AC3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3.988cm" svg:height="12.84cm" svg:x="2.035cm" svg:y="1.456cm">
          <draw:image xlink:href="Pictures/1000000000000550000002D898478B0441A71C4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4.041cm" svg:height="12.822cm" svg:x="2.008cm" svg:y="1.465cm">
          <draw:image xlink:href="Pictures/1000000000000553000002D7DE3D0012EA97B3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4.006cm" svg:height="12.946cm" svg:x="2.026cm" svg:y="1.403cm">
          <draw:image xlink:href="Pictures/1000000000000551000002DEFE041DEBB0B8B0C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3.953cm" svg:height="12.84cm" svg:x="2.052cm" svg:y="1.456cm">
          <draw:image xlink:href="Pictures/100000000000054E000002D868AEC5EC6BB4C6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3" draw:text-style-name="P6" draw:layer="layout" svg:width="26.757cm" svg:height="14.657cm" svg:x="0.65cm" svg:y="0.547cm">
          <draw:image xlink:href="Pictures/10000000000005ED0000033F44B8D3323F89F9D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18T10:27:14.444000000</dc:date>
    <meta:editing-duration>PT55M21S</meta:editing-duration>
    <meta:editing-cycles>2</meta:editing-cycles>
    <meta:generator>LibreOffice/7.2.0.4$Windows_X86_64 LibreOffice_project/9a9c6381e3f7a62afc1329bd359cc48accb6435b</meta:generator>
    <meta:document-statistic meta:object-count="146"/>
  </office:meta>
</office:document-meta>
</file>